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62b34" officeooo:paragraph-rsid="00062b34"/>
    </style:style>
    <style:style style:name="T1" style:family="text">
      <style:text-properties officeooo:rsid="000965ad"/>
    </style:style>
    <style:style style:name="T2" style:family="text">
      <style:text-properties officeooo:rsid="000b8eed"/>
    </style:style>
    <style:style style:name="T3" style:family="text">
      <style:text-properties officeooo:rsid="000be7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 crève la dalle!</text:p>
      <text:p text:style-name="P1">Fonction : expressive, <text:s/>poétique, <text:span text:style-name="T2">conative.</text:span></text:p>
      <text:p text:style-name="P1"/>
      <text:p text:style-name="P1">Met ton bonnet et ton écharpe! </text:p>
      <text:p text:style-name="P1">Fonction : conative, <text:span text:style-name="T2">référentielle. ( expressive)</text:span></text:p>
      <text:p text:style-name="P1"/>
      <text:p text:style-name="P1">Sega, c’est plus fort que toi!</text:p>
      <text:p text:style-name="P1">Fonction : expressive, <text:span text:style-name="T2">poétique (rime), phatique, conative</text:span></text:p>
      <text:p text:style-name="P1"/>
      <text:p text:style-name="P1">Maman, ça veut dire quoi immortel?</text:p>
      <text:p text:style-name="P1">Fonction <text:span text:style-name="T2">métalinguistique, </text:span><text:span text:style-name="T3">phatique, expressive, conative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5:32:19.631305425</meta:creation-date>
    <dc:date>2023-10-18T14:44:54.527371215</dc:date>
    <meta:editing-duration>PT14M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8" meta:word-count="45" meta:character-count="322" meta:non-whitespace-character-count="282"/>
  </office:meta>
</office:document-meta>
</file>